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fo:text-align="center" style:justify-single-word="false"/>
      <style:text-properties style:font-name="Ubuntu"/>
    </style:style>
    <style:style style:name="P2" style:family="paragraph" style:parent-style-name="Heading_20_2">
      <style:paragraph-properties fo:line-height="150%" fo:text-align="center" style:justify-single-word="false"/>
      <style:text-properties style:font-name="Ubuntu"/>
    </style:style>
    <style:style style:name="P3" style:family="paragraph" style:parent-style-name="Standard">
      <style:paragraph-properties fo:line-height="150%"/>
      <style:text-properties style:font-name="Ubuntu" fo:font-size="14pt" officeooo:rsid="00081e2e" officeooo:paragraph-rsid="00081e2e" style:font-size-asian="14pt" style:font-size-complex="14pt"/>
    </style:style>
    <style:style style:name="P4" style:family="paragraph" style:parent-style-name="Standard">
      <style:paragraph-properties fo:line-height="150%"/>
      <style:text-properties style:font-name="Ubuntu" fo:font-size="14pt" style:font-size-asian="14pt" style:font-size-complex="14pt"/>
    </style:style>
    <style:style style:name="P5" style:family="paragraph" style:parent-style-name="Standard">
      <style:paragraph-properties fo:line-height="150%"/>
      <style:text-properties style:font-name="Ubuntu" fo:font-size="14pt" officeooo:rsid="0008f110" officeooo:paragraph-rsid="0008f110" style:font-size-asian="14pt" style:font-size-complex="14pt"/>
    </style:style>
    <style:style style:name="P6" style:family="paragraph" style:parent-style-name="Standard">
      <style:paragraph-properties fo:line-height="150%"/>
      <style:text-properties style:font-name="Ubuntu" fo:font-size="14pt" officeooo:paragraph-rsid="000a273c"/>
    </style:style>
    <style:style style:name="P7" style:family="paragraph" style:parent-style-name="Standard">
      <style:paragraph-properties fo:line-height="150%"/>
      <style:text-properties style:font-name="Ubuntu" fo:font-size="14pt" officeooo:paragraph-rsid="000b12ad"/>
    </style:style>
    <style:style style:name="P8" style:family="paragraph" style:parent-style-name="Standard">
      <style:paragraph-properties fo:line-height="150%"/>
      <style:text-properties officeooo:paragraph-rsid="0008f110"/>
    </style:style>
    <style:style style:name="P9" style:family="paragraph" style:parent-style-name="Standard">
      <style:paragraph-properties fo:line-height="150%"/>
      <style:text-properties fo:color="#000000" loext:opacity="100%" style:font-name="Ubuntu" fo:font-size="14pt" fo:background-color="transparent" style:font-size-asian="14pt" style:font-size-complex="14pt"/>
    </style:style>
    <style:style style:name="P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8f110" officeooo:paragraph-rsid="0008f110" fo:background-color="transparent" style:font-size-asian="14pt" style:font-size-complex="14pt"/>
    </style:style>
    <style:style style:name="P11"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paragraph-rsid="000a273c" style:font-size-asian="14pt" style:font-size-complex="14pt"/>
    </style:style>
    <style:style style:name="P12"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paragraph-rsid="000b12ad" style:font-size-asian="14pt" style:font-size-complex="14pt"/>
    </style:style>
    <style:style style:name="P13"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paragraph-rsid="0014ab1f"/>
    </style:style>
    <style:style style:name="P14" style:family="paragraph" style:parent-style-name="Text_20_body">
      <style:paragraph-properties fo:line-height="150%"/>
      <style:text-properties fo:font-variant="normal" fo:text-transform="none" fo:color="#000000" loext:opacity="100%" style:font-name="Ubuntu" fo:font-size="14pt" fo:letter-spacing="normal" officeooo:paragraph-rsid="00135bdd" style:font-size-asian="14pt" style:font-size-complex="14pt"/>
    </style:style>
    <style:style style:name="P15"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officeooo:paragraph-rsid="000a273c" style:font-size-asian="14pt" style:font-size-complex="14pt"/>
    </style:style>
    <style:style style:name="P16"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officeooo:rsid="000b12ad" officeooo:paragraph-rsid="000b12ad" style:font-size-asian="14pt" style:font-size-complex="14pt"/>
    </style:style>
    <style:style style:name="P17"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officeooo:paragraph-rsid="000b12ad"/>
    </style:style>
    <style:style style:name="P18"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officeooo:rsid="0014ab1f" officeooo:paragraph-rsid="0014ab1f"/>
    </style:style>
    <style:style style:name="P19"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officeooo:paragraph-rsid="00135bdd" style:font-size-asian="14pt" style:font-size-complex="14pt"/>
    </style:style>
    <style:style style:name="P20" style:family="paragraph" style:parent-style-name="Text_20_body">
      <style:paragraph-properties fo:margin-top="0cm" fo:margin-bottom="0cm" style:contextual-spacing="false" fo:line-height="150%"/>
      <style:text-properties officeooo:paragraph-rsid="000c162b"/>
    </style:style>
    <style:style style:name="P21" style:family="paragraph" style:parent-style-name="Text_20_body">
      <style:paragraph-properties fo:margin-top="0cm" fo:margin-bottom="0cm" style:contextual-spacing="false" fo:line-height="150%"/>
      <style:text-properties officeooo:paragraph-rsid="000ca156"/>
    </style:style>
    <style:style style:name="P22" style:family="paragraph" style:parent-style-name="Text_20_body">
      <style:paragraph-properties fo:margin-top="0cm" fo:margin-bottom="0cm" style:contextual-spacing="false" fo:line-height="150%"/>
      <style:text-properties officeooo:rsid="000c162b" officeooo:paragraph-rsid="000c95a6"/>
    </style:style>
    <style:style style:name="P23" style:family="paragraph" style:parent-style-name="Text_20_body">
      <style:paragraph-properties fo:margin-top="0cm" fo:margin-bottom="0cm" style:contextual-spacing="false" fo:line-height="150%"/>
      <style:text-properties officeooo:rsid="000c162b" officeooo:paragraph-rsid="000c162b"/>
    </style:style>
    <style:style style:name="P24" style:family="paragraph" style:parent-style-name="Text_20_body">
      <style:paragraph-properties fo:margin-top="0cm" fo:margin-bottom="0cm" style:contextual-spacing="false" fo:line-height="150%"/>
      <style:text-properties fo:color="#000000" loext:opacity="100%" style:font-name="Ubuntu" fo:font-size="14pt" officeooo:paragraph-rsid="000c95a6" style:font-size-asian="14pt" style:font-size-complex="14pt"/>
    </style:style>
    <style:style style:name="P25" style:family="paragraph" style:parent-style-name="Text_20_body">
      <style:paragraph-properties fo:margin-top="0cm" fo:margin-bottom="0cm" style:contextual-spacing="false" fo:line-height="150%"/>
      <style:text-properties fo:color="#000000" loext:opacity="100%" style:font-name="Ubuntu" fo:font-size="14pt" officeooo:paragraph-rsid="000b12ad" style:font-size-asian="14pt" style:font-size-complex="14pt"/>
    </style:style>
    <style:style style:name="P26" style:family="paragraph" style:parent-style-name="Text_20_body">
      <style:paragraph-properties fo:margin-top="0cm" fo:margin-bottom="0cm" style:contextual-spacing="false" fo:line-height="150%"/>
      <style:text-properties fo:color="#000000" loext:opacity="100%" style:font-name="Ubuntu" fo:font-size="14pt" officeooo:rsid="000c95a6" officeooo:paragraph-rsid="000c95a6" style:font-size-asian="14pt" style:font-size-complex="14pt"/>
    </style:style>
    <style:style style:name="P27" style:family="paragraph" style:parent-style-name="Text_20_body">
      <style:paragraph-properties fo:margin-top="0cm" fo:margin-bottom="0cm" style:contextual-spacing="false" fo:line-height="150%"/>
      <style:text-properties fo:color="#000000" loext:opacity="100%" style:font-name="Ubuntu" fo:font-size="14pt" officeooo:paragraph-rsid="000c95a6"/>
    </style:style>
    <style:style style:name="T1" style:family="text">
      <style:text-properties officeooo:rsid="00088652"/>
    </style:style>
    <style:style style:name="T2" style:family="text">
      <style:text-properties officeooo:rsid="0008f110"/>
    </style:style>
    <style:style style:name="T3" style:family="text">
      <style:text-properties fo:font-variant="normal" fo:text-transform="none" fo:color="#ffffff" loext:opacity="100%" style:font-name="Inter" fo:font-size="10.9499998092651pt" fo:letter-spacing="normal" fo:font-style="normal" fo:font-weight="normal"/>
    </style:style>
    <style:style style:name="T4" style:family="text">
      <style:text-properties fo:font-variant="normal" fo:text-transform="none" fo:color="#ffffff" loext:opacity="100%" style:font-name="Ubuntu" fo:font-size="10.9499998092651pt" fo:letter-spacing="normal" fo:font-style="normal" fo:font-weight="normal"/>
    </style:style>
    <style:style style:name="T5" style:family="text">
      <style:text-properties fo:font-variant="normal" fo:text-transform="none" fo:color="#ffffff" loext:opacity="100%" style:font-name="Ubuntu" fo:font-size="14pt" fo:letter-spacing="normal" fo:font-style="normal" fo:font-weight="normal" style:font-size-asian="14pt" style:font-size-complex="14pt"/>
    </style:style>
    <style:style style:name="T6" style:family="text">
      <style:text-properties fo:font-variant="normal" fo:text-transform="none" fo:color="#000000" loext:opacity="100%" style:font-name="Ubuntu" fo:letter-spacing="normal" fo:font-style="normal" fo:font-weight="normal" fo:background-color="transparent" loext:char-shading-value="0" style:font-size-asian="14pt" style:font-size-complex="14pt"/>
    </style:style>
    <style:style style:name="T7"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size-complex="14pt"/>
    </style:style>
    <style:style style:name="T8" style:family="text">
      <style:text-properties fo:font-variant="normal" fo:text-transform="none" fo:color="#000000" loext:opacity="100%" style:font-name="Ubuntu" fo:font-size="14pt" fo:letter-spacing="normal" fo:font-style="normal" fo:font-weight="normal" officeooo:rsid="000c162b" fo:background-color="transparent" loext:char-shading-value="0" style:font-size-asian="14pt" style:font-size-complex="14pt"/>
    </style:style>
    <style:style style:name="T9" style:family="text">
      <style:text-properties fo:font-variant="normal" fo:text-transform="none" fo:color="#000000" loext:opacity="100%" style:font-name="Ubuntu" fo:font-size="14pt" fo:letter-spacing="normal" fo:font-style="normal" fo:font-weight="normal" officeooo:rsid="0008f110" fo:background-color="transparent" loext:char-shading-value="0" style:font-size-asian="14pt" style:font-size-complex="14pt"/>
    </style:style>
    <style:style style:name="T10" style:family="text">
      <style:text-properties fo:font-variant="normal" fo:text-transform="none" fo:color="#000000" loext:opacity="100%" style:font-name="Ubuntu" fo:font-size="14pt" fo:letter-spacing="normal" fo:font-style="normal" fo:font-weight="normal" officeooo:rsid="00187af5" fo:background-color="transparent" loext:char-shading-value="0" style:font-size-asian="14pt" style:font-size-complex="14pt"/>
    </style:style>
    <style:style style:name="T11"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12" style:family="text">
      <style:text-properties fo:font-variant="normal" fo:text-transform="none" fo:color="#000000" loext:opacity="100%" style:font-name="Ubuntu" fo:font-size="14pt" fo:letter-spacing="normal" fo:font-style="normal" fo:font-weight="normal" officeooo:rsid="000b12ad" style:font-size-asian="14pt" style:font-size-complex="14pt"/>
    </style:style>
    <style:style style:name="T13" style:family="text">
      <style:text-properties fo:font-variant="normal" fo:text-transform="none" fo:color="#000000" loext:opacity="100%" style:font-name="Ubuntu" fo:font-size="14pt" fo:letter-spacing="normal" fo:font-style="normal" fo:font-weight="normal" officeooo:rsid="000c162b" style:font-size-asian="14pt" style:font-size-complex="14pt"/>
    </style:style>
    <style:style style:name="T14" style:family="text">
      <style:text-properties fo:font-variant="normal" fo:text-transform="none" fo:color="#000000" loext:opacity="100%" style:font-name="Ubuntu" fo:font-size="14pt" fo:letter-spacing="normal" fo:font-style="normal" fo:font-weight="normal" officeooo:rsid="000c95a6" style:font-size-asian="14pt" style:font-size-complex="14pt"/>
    </style:style>
    <style:style style:name="T15" style:family="text">
      <style:text-properties fo:font-variant="normal" fo:text-transform="none" fo:color="#000000" loext:opacity="100%" style:font-name="Ubuntu" fo:font-size="14pt" fo:letter-spacing="normal" fo:font-style="normal" fo:font-weight="normal" officeooo:rsid="000ca156" style:font-size-asian="14pt" style:font-size-complex="14pt"/>
    </style:style>
    <style:style style:name="T16" style:family="text">
      <style:text-properties fo:font-variant="normal" fo:text-transform="none" fo:color="#000000" loext:opacity="100%" style:font-name="Ubuntu" fo:font-size="14pt" fo:letter-spacing="normal" fo:font-style="normal" fo:font-weight="normal" officeooo:rsid="0011a8f9" style:font-size-asian="14pt" style:font-size-complex="14pt"/>
    </style:style>
    <style:style style:name="T17" style:family="text">
      <style:text-properties fo:font-variant="normal" fo:text-transform="none" fo:color="#000000" loext:opacity="100%" style:font-name="Ubuntu" fo:font-size="14pt" fo:letter-spacing="normal" fo:font-style="normal" fo:font-weight="normal" fo:background-color="#ffff00" loext:char-shading-value="0" style:font-size-asian="14pt" style:font-size-complex="14pt"/>
    </style:style>
    <style:style style:name="T18" style:family="text">
      <style:text-properties fo:font-variant="normal" fo:text-transform="none" fo:color="#000000" loext:opacity="100%" style:font-name="Ubuntu" fo:font-size="14pt" fo:letter-spacing="normal" fo:font-style="normal" fo:font-weight="normal" officeooo:rsid="0008f110" fo:background-color="#ffff00" loext:char-shading-value="0" style:font-size-asian="14pt" style:font-size-complex="14pt"/>
    </style:style>
    <style:style style:name="T19" style:family="text">
      <style:text-properties fo:font-variant="normal" fo:text-transform="none" fo:color="#000000" loext:opacity="100%" style:font-name="Ubuntu" fo:font-size="14pt" fo:letter-spacing="normal" fo:font-style="normal" fo:font-weight="normal" fo:background-color="#ffff00" loext:char-shading-value="0" style:font-size-asian="14pt" style:font-size-complex="14pt"/>
    </style:style>
    <style:style style:name="T20" style:family="text">
      <style:text-properties fo:font-variant="normal" fo:text-transform="none" fo:color="#000000" loext:opacity="100%" style:font-name="Ubuntu" fo:font-size="14pt" fo:letter-spacing="normal" fo:font-style="normal" fo:font-weight="bold" officeooo:rsid="000b12ad" style:font-size-asian="14pt" style:font-weight-asian="bold" style:font-size-complex="14pt" style:font-weight-complex="bold"/>
    </style:style>
    <style:style style:name="T21" style:family="text">
      <style:text-properties fo:font-variant="normal" fo:text-transform="none" fo:color="#000000" loext:opacity="100%" style:font-name="Ubuntu" fo:font-size="14pt" fo:letter-spacing="normal" fo:font-style="normal" fo:font-weight="bold" officeooo:rsid="000ca156" style:font-size-asian="14pt" style:font-weight-asian="bold" style:font-size-complex="14pt" style:font-weight-complex="bold"/>
    </style:style>
    <style:style style:name="T22" style:family="text">
      <style:text-properties fo:font-variant="normal" fo:text-transform="none" fo:letter-spacing="normal" fo:font-style="normal" fo:font-weight="normal"/>
    </style:style>
    <style:style style:name="T23" style:family="text">
      <style:text-properties fo:font-variant="normal" fo:text-transform="none" fo:letter-spacing="normal" fo:font-style="normal" fo:font-weight="normal" fo:background-color="transparent" loext:char-shading-value="0"/>
    </style:style>
    <style:style style:name="T24" style:family="text">
      <style:text-properties fo:font-variant="normal" fo:text-transform="none" fo:letter-spacing="normal" fo:font-style="normal" fo:font-weight="normal" officeooo:rsid="000c162b"/>
    </style:style>
    <style:style style:name="T25" style:family="text">
      <style:text-properties fo:font-variant="normal" fo:text-transform="none" fo:letter-spacing="normal" fo:font-style="normal" fo:font-weight="normal" style:font-size-asian="14pt" style:font-size-complex="14pt"/>
    </style:style>
    <style:style style:name="T26" style:family="text">
      <style:text-properties fo:font-variant="normal" fo:text-transform="none" fo:letter-spacing="normal" fo:font-style="normal" fo:font-weight="normal" officeooo:rsid="000ca156"/>
    </style:style>
    <style:style style:name="T27" style:family="text">
      <style:text-properties style:font-size-asian="14pt" style:font-size-complex="14pt"/>
    </style:style>
    <style:style style:name="T28" style:family="text">
      <style:text-properties officeooo:rsid="000a273c" style:font-size-asian="14pt" style:font-size-complex="14pt"/>
    </style:style>
    <style:style style:name="T29" style:family="text">
      <style:text-properties officeooo:rsid="000b12ad" style:font-size-asian="14pt" style:font-size-complex="14pt"/>
    </style:style>
    <style:style style:name="T30" style:family="text">
      <style:text-properties officeooo:rsid="000c95a6" style:font-size-asian="14pt" style:font-size-complex="14pt"/>
    </style:style>
    <style:style style:name="T31" style:family="text">
      <style:text-properties fo:color="#000000" loext:opacity="100%" style:font-name="Ubuntu" officeooo:rsid="000a273c" fo:background-color="transparent" loext:char-shading-value="0" style:font-size-asian="14pt" style:font-size-complex="14pt"/>
    </style:style>
    <style:style style:name="T32" style:family="text">
      <style:text-properties fo:background-color="transparent" loext:char-shading-value="0"/>
    </style:style>
    <style:style style:name="T33" style:family="text">
      <style:text-properties officeooo:rsid="000a273c" fo:background-color="transparent" loext:char-shading-value="0"/>
    </style:style>
    <style:style style:name="T34" style:family="text">
      <style:text-properties officeooo:rsid="000b12ad" fo:background-color="transparent" loext:char-shading-value="0"/>
    </style:style>
    <style:style style:name="T35" style:family="text">
      <style:text-properties fo:font-weight="bold" style:font-weight-asian="bold" style:font-weight-complex="bold"/>
    </style:style>
    <style:style style:name="T36" style:family="text">
      <style:text-properties fo:font-weight="bold" officeooo:rsid="0008f110" style:font-size-asian="14pt" style:font-weight-asian="bold" style:font-size-complex="14pt" style:font-weight-complex="bold"/>
    </style:style>
    <style:style style:name="T37" style:family="text">
      <style:text-properties fo:font-weight="bold" officeooo:rsid="000b12ad" style:font-size-asian="14pt" style:font-weight-asian="bold" style:font-size-complex="14pt" style:font-weight-complex="bold"/>
    </style:style>
    <style:style style:name="T38" style:family="text">
      <style:text-properties fo:font-weight="bold" officeooo:rsid="000c95a6" style:font-size-asian="14pt" style:font-weight-asian="bold" style:font-size-complex="14pt" style:font-weight-complex="bold"/>
    </style:style>
    <style:style style:name="T39" style:family="text">
      <style:text-properties fo:font-weight="bold" officeooo:rsid="000ca156" style:font-size-asian="14pt" style:font-weight-asian="bold" style:font-size-complex="14pt" style:font-weight-complex="bold"/>
    </style:style>
    <style:style style:name="T40" style:family="text">
      <style:text-properties officeooo:rsid="000b12ad"/>
    </style:style>
    <style:style style:name="T41" style:family="text">
      <style:text-properties fo:color="#ffffff" loext:opacity="100%"/>
    </style:style>
    <style:style style:name="T42" style:family="text">
      <style:text-properties fo:color="#ffffff" loext:opacity="100%" style:font-name="Inter" fo:font-size="10.9499998092651pt"/>
    </style:style>
    <style:style style:name="T43" style:family="text">
      <style:text-properties fo:color="#ffffff" loext:opacity="100%" fo:font-size="10.9499998092651pt"/>
    </style:style>
    <style:style style:name="T44" style:family="text">
      <style:text-properties officeooo:rsid="000c162b"/>
    </style:style>
    <style:style style:name="T45" style:family="text">
      <style:text-properties fo:font-style="normal" fo:font-weight="bold" officeooo:rsid="00135bdd" style:font-weight-asian="bold" style:font-weight-complex="bold"/>
    </style:style>
    <style:style style:name="T46" style:family="text">
      <style:text-properties fo:font-style="normal" fo:font-weight="normal"/>
    </style:style>
    <style:style style:name="T47" style:family="text">
      <style:text-properties fo:font-style="normal" fo:font-weight="normal" officeooo:rsid="00135bdd" style:font-weight-asian="normal" style:font-weight-complex="normal"/>
    </style:style>
    <style:style style:name="T48" style:family="text">
      <style:text-properties officeooo:rsid="0011a8f9"/>
    </style:style>
    <style:style style:name="T49" style:family="text">
      <style:text-properties officeooo:rsid="00135bd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cessibilidade 02</text:h>
      <text:p text:style-name="P3">Apesar de CSS não ter a mesma importância imediata que o HTML, ainda continua sendo capaz de ajudar ou causar danos para a acessibilidade, dependendo da forma usada. <text:span text:style-name="T40">Ou seja,</text:span> <text:span text:style-name="T40">é</text:span> importante considerar melhores praticas para assegurar que o uso do CSS não danifique a acessibilidade.</text:p>
      <text:h text:style-name="P2" text:outline-level="2">Semântica <text:span text:style-name="T2">C</text:span>orreta</text:h>
      <text:p text:style-name="P5">O CSS não deve ser usado para fazer qualquer elemento se parecer com qualquer coisa. <text:span text:style-name="T1">Elementos se parecem e se comportam de certas maneiras, de acordo com suas funcionalidades, e essas convenções são esperadas pelos usuarios. </text:span>Por exemplo, um heading perde seu proposito visual se for estilizado de maneira que não fique parecido com um heading. </text:p>
      <text:p text:style-name="P5">O indicado é atualizar o estilo de recurso de página para se adequar ao design, mas não alterar ao ponto de não mais se parecer ou se comportar como o esperado.</text:p>
      <text:p text:style-name="P5">Tambem é<text:span text:style-name="T1"> necessario utilizar a semântica apropriada do elemento p</text:span>a<text:span text:style-name="T1">ra determinada tarefa, sempre que possível, </text:span>já que q<text:span text:style-name="T1">uando</text:span> <text:span text:style-name="T1">não</text:span> <text:span text:style-name="T1">feito acarreta confusão e problemas de usabilidade para todos, principalmente para usuarios portadores de deficiência.</text:span></text:p>
      <text:h text:style-name="P2" text:outline-level="2">Recursos HTML a serem considerados</text:h>
      <text:p text:style-name="P7"><text:span text:style-name="T36">Estrutura “standard” de conteúdo textual -</text:span><text:span text:style-name="T28"> </text:span><text:span text:style-name="T29">O</text:span><text:span text:style-name="T28"> nucleo do conteudo textual da pagina </text:span><text:span text:style-name="T29">(</text:span><text:span text:style-name="T28">Headings, parágrafos, lists</text:span><text:span text:style-name="T29">)</text:span><text:span text:style-name="T28">. Para esses recurso</text:span><text:span text:style-name="T31">s é preciso: </text:span></text:p>
      <text:p text:style-name="P6"><text:span text:style-name="T31">- </text:span><text:span text:style-name="T6">Selecionar tamanhos de fonte sensíveis, altura de linhas, espaçamento</text:span></text:p>
      <text:p text:style-name="P6"><text:span text:style-name="T6"><text:s text:c="2"/>entre letras, etc. para fazer com que o texto seja lógico, legível e de leitura </text:span></text:p>
      <text:p text:style-name="P6"><text:span text:style-name="T6"><text:s text:c="2"/>confortável.</text:span></text:p>
      <text:p text:style-name="P15"><text:span text:style-name="T32">- </text:span><text:span text:style-name="T33">É preciso</text:span><text:span text:style-name="T32"> </text:span><text:span text:style-name="T34">ter </text:span><text:span text:style-name="T32">certeza que os headings se destaquem do corpo do texto,</text:span></text:p>
      <text:p text:style-name="P11"><text:span text:style-name="T32"><text:s text:c="2"/>geralmente grande e em negrito conforme o estilo padrão.</text:span></text:p>
      <text:p text:style-name="P11"><text:span text:style-name="T32">- </text:span>A cor do texto deve ter um bom contraste com a cor de fundo.</text:p>
      <text:p text:style-name="P16"><text:soft-page-break/><text:span text:style-name="T35">Texto em negrito –</text:span> Elemento de marcação que confere ênfase especifica ao texto envolvido por ele. De qualquer forma, raramente é preciso estilizar um elemento de ênfase. As convenções para texto em negrito e itálico são bastante reconhecidas e alterar seu estilo pode causar confusão.</text:p>
      <text:p text:style-name="P16"/>
      <text:p text:style-name="P17"><text:span text:style-name="T37">Abreviações -</text:span><text:span text:style-name="T29"> </text:span><text:span text:style-name="T27">É um elemento que permite abreviação, acrônimo ou inicialização que esteja associada com sua expansão. A convenção de estilo que é reconhecida para abreviações é uma linha pontilhada, e não é recomendado estilizá-la.</text:span></text:p>
      <text:p text:style-name="P17"><text:span text:style-name="T27"/></text:p>
      <text:p text:style-name="P20"><text:span text:style-name="T20">Links –</text:span><text:span text:style-name="T12"> </text:span><text:span text:style-name="T13">hiperlinks, a maneira como se chega a novos lugares na web. </text:span><text:span text:style-name="T8">As convenções de link padrão são:</text:span></text:p>
      <text:p text:style-name="P23"><text:span text:style-name="T11">- <text:s/>Sublinhadas e uma cor diferente (padrão azul) em seu estado padrão.</text:span></text:p>
      <text:p text:style-name="P23"><text:span text:style-name="T11">- </text:span><text:span text:style-name="T14">Q</text:span><text:span text:style-name="T11">uando o link foi visitado anteriormente o padrão é roxo.</text:span></text:p>
      <text:p text:style-name="P23"><text:span text:style-name="T11">- </text:span><text:span text:style-name="T14">Q</text:span><text:span text:style-name="T11">uando o link é ativado o padrão é vermelho.</text:span></text:p>
      <text:p text:style-name="P22"><text:span text:style-name="T11">- <text:s/></text:span><text:span text:style-name="T14">O</text:span><text:span text:style-name="T11"> </text:span><text:span text:style-name="T16">cursor</text:span><text:span text:style-name="T11"> muda para um ícone de ponteiro quando os links são passados.</text:span></text:p>
      <text:p text:style-name="P23"><text:span text:style-name="T11">- </text:span><text:span text:style-name="T14">O</text:span><text:span text:style-name="T11"> link recebe um destaque quando focalizado (por exemplo, por meio de</text:span></text:p>
      <text:p text:style-name="P20"><text:span text:style-name="T13"><text:s text:c="2"/>tabulação) ou ativado.</text:span></text:p>
      <text:p text:style-name="P20"><text:span text:style-name="T13"/></text:p>
      <text:p text:style-name="P25"><text:span text:style-name="T24">É possivel ser criativo com estilos de link, contanto que continue dando feedback aos usuários quando eles interagirem com os links. Algo definitivamente deve acontecer quando os estados mudam, e não deve ser jogado fora o cursor do ponteiro ou do contorno, ambos são recursos de acessibilidade muito importantes para aqueles que usam controles de teclado.</text:span></text:p>
      <text:p text:style-name="P26"/>
      <text:p text:style-name="P27"><text:span text:style-name="T38">Elementos de formul</text:span><text:span text:style-name="T39">á</text:span><text:span text:style-name="T38">rio -</text:span><text:span text:style-name="T30"> </text:span><text:span text:style-name="T25">Elementos para permitir que os usuários insiram dados em sites.</text:span></text:p>
      <text:p text:style-name="P24"><text:span text:style-name="T22">A maior parte do CSS escr</text:span><text:span text:style-name="T26">ito</text:span><text:span text:style-name="T22"> para formulários será para dimensionar os elementos, alinhar rótulos e entradas e deixá-los com uma aparência limpa </text:span><text:soft-page-break/><text:span text:style-name="T22">e organizada. No entanto, </text:span><text:span text:style-name="T26">não é indicado</text:span><text:span text:style-name="T22"> desviar muito do feedback visual esperado que os elementos do formulário recebem quando estão focados, que é basicamente o mesmo que os links. </text:span><text:span text:style-name="T26">É possivel</text:span><text:span text:style-name="T22"> estilizar os estados de foco/hover do formulário para tornar esse comportamento mais consistente em todos os navegadores ou se adequar melhor ao design da página, mas </text:span><text:span text:style-name="T26">se </text:span><text:span text:style-name="T22">livr</text:span><text:span text:style-name="T26">ar</text:span><text:span text:style-name="T22"> dele completamente </text:span><text:span text:style-name="T26">é uma pratica ruim.</text:span></text:p>
      <text:p text:style-name="P24"><text:span text:style-name="T26"/></text:p>
      <text:p text:style-name="P21"><text:span text:style-name="T21">Tabelas -</text:span><text:span text:style-name="T15"> </text:span><text:span text:style-name="T11">Tabelas para apresentação de dados tabulares: O CSS da tabela geralmente serve para fazer com que a tabela se encaixe melhor em seu design e pareça menos feia. É uma boa ideia certificar-se de que os cabeçalhos da tabela se destacam (normalmente usando negrito) e usar zebra striping para facilitar a análise de linhas diferentes.</text:span></text:p>
      <text:h text:style-name="P2" text:outline-level="2">Cor e contraste de cores</text:h>
      <text:p text:style-name="P12"><text:span text:style-name="T44">Ao escolher um esquema de cores para o site, </text:span><text:span text:style-name="T48">é necessario verificar</text:span><text:span text:style-name="T44"> se a cor do texto (primeiro plano) contrasta bem com a cor do plano de fundo. </text:span><text:span text:style-name="T48">Mesmo que o design pareça legal, não será bom se pessoas com deficiencias visuais, como daltonismo, não puderem ler o conteudo.</text:span></text:p>
      <text:p text:style-name="P12">Existe uma maneira fácil de verificar se o contraste é grande o suficiente para não causar problemas. Existem várias ferramentas de verificação de contraste on-line nas quais você pode inserir as cores de primeiro plano e de fundo para verificá-las, <text:span text:style-name="T49">como o verificador de contraste de cores do WebAIM</text:span>.</text:p>
      <text:p text:style-name="P12">Outra dica é não confiar apenas na cor para sinalização/informação, pois isso não será bom para quem não consegue ver a cor. Em vez de marcar os campos obrigatórios do formulário em vermelho, por exemplo, marque-os com um asterisco e em vermelho.</text:p>
      <text:p text:style-name="P14"><text:span text:style-name="T45"/></text:p>
      <text:p text:style-name="P14"><text:span text:style-name="T45"/></text:p>
      <text:p text:style-name="P19"><text:soft-page-break/><text:span text:style-name="T45">Obs: </text:span><text:span text:style-name="T47">U</text:span><text:span text:style-name="T46">ma alta taxa de contraste também permitirá que qualquer pessoa que use um smartphone ou tablet com tela brilhante leia melhor as páginas em um ambiente claro, como a luz do sol.</text:span></text:p>
      <text:h text:style-name="P2" text:outline-level="2">Escondendo Coisas</text:h>
      <text:p text:style-name="P13"><text:span text:style-name="T27">Existem muitos casos em que um design visual exigirá que nem todo o conteúdo seja mostrado de uma só vez. Os usuários de leitores de tela não se importam com nada disso, eles ficam satisfeitos com o conteúdo, desde que a ordem da fonte faça sentido e possam acessar tudo. </text:span></text:p>
      <text:p text:style-name="P13"><text:span text:style-name="T27">O posicionamento absoluto geralmente é visto como um dos melhores mecanismos de ocultação de conteúdo para efeito visual, porque não impede que os leitores de tela o acessem.</text:span></text:p>
      <text:p text:style-name="P18"><text:span text:style-name="T27">Para ocultar tanto do usuario quanto da tecnologia assistiva (não recomendado), é preciso usar as seguintes propriedades: </text:span></text:p>
      <text:p text:style-name="P18"><text:span text:style-name="T27">- hidden atributo</text:span></text:p>
      <text:p text:style-name="P18"><text:span text:style-name="T27">- visibility: hidden;</text:span></text:p>
      <text:p text:style-name="P18"><text:span text:style-name="T27">- display: none;</text:span></text:p>
      <text:p text:style-name="P18"><text:span text:style-name="T27">- width: 0px; height: 0px;</text:span></text:p>
      <text:p text:style-name="P18"><text:span text:style-name="T27">- text-indent: -10000px (esconde parcialmente)</text:span></text:p>
      <text:h text:style-name="P2" text:outline-level="2">Aceitar a substituição de estilo por usuarios</text:h>
      <text:p text:style-name="P10">É possível que os usuários substituam seus estilos por seus próprios estilos personalizados.</text:p>
      <text:p text:style-name="P8"><text:span text:style-name="T9">Os usuários podem fazer isso por vários motivos. Um usuário com deficiência visual pode querer aumentar o texto em todos os sites que visita, ou um usuário com grave deficiência de cor pode querer colocar todos os sites em cores de alto contraste que sejam fáceis de ver. </text:span><text:span text:style-name="T7">Seja qual for a necessidade, </text:span><text:span text:style-name="T10">é preciso</text:span><text:span text:style-name="T7"> se sentir confortável com isso e </text:span><text:span text:style-name="T10">fazer</text:span><text:span text:style-name="T7"> designs flexíveis o suficiente para que essas alterações funcionem em seu design. Por exemplo, você pode querer certificar-se de que sua área de conteúdo </text:span><text:soft-page-break/><text:span text:style-name="T7">principal pode lidar com texto maior (talvez ele comece a rolar para permitir que tudo seja visto) e não apenas oculte ou quebre completamente.</text:span></text:p>
      <text:h text:style-name="P2" text:outline-level="2">Link</text:h>
      <text:p text:style-name="P9"><text:a xlink:type="simple" xlink:href="https://developer.mozilla.org/pt-BR/docs/Learn/Accessibility/CSS_and_JavaScript#css_e_javascript_são_acessíveis" text:style-name="Internet_20_link" text:visited-style-name="Visited_20_Internet_20_Link">https://developer.mozilla.org/pt-BR/docs/Learn/Accessibility/CSS_and_JavaScript#css_e_javascript_s%C3%A3o_acess%C3%ADveis</text:a> </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4T05:33:18.200126352</meta:creation-date>
    <dc:date>2023-07-04T09:29:25.354579981</dc:date>
    <meta:editing-duration>PT45M33S</meta:editing-duration>
    <meta:editing-cycles>8</meta:editing-cycles>
    <meta:generator>LibreOffice/7.0.4.2$Linux_X86_64 LibreOffice_project/00$Build-2</meta:generator>
    <meta:document-statistic meta:table-count="0" meta:image-count="0" meta:object-count="0" meta:page-count="5" meta:paragraph-count="46" meta:word-count="1063" meta:character-count="6546" meta:non-whitespace-character-count="5511"/>
  </office:meta>
</office:document-meta>
</file>